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4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5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15cm"/>
    </style:style>
    <style:style style:name="gr11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737cm" fo:min-width="0.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8cm" fo:min-width="0.144cm"/>
    </style:style>
    <style:style style:name="gr15" style:family="graphic" style:parent-style-name="standard">
      <style:graphic-properties draw:stroke="none" svg:stroke-color="#000000" draw:fill="none" draw:fill-color="#ffffff" fo:min-height="1.112cm"/>
      <style:paragraph-properties style:writing-mode="lr-tb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203cm" svg:height="1.202cm" svg:x="2.423cm" svg:y="10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line draw:style-name="gr2" draw:text-style-name="P2" draw:layer="layout" svg:x1="19.411cm" svg:y1="10.351cm" svg:x2="20.726cm" svg:y2="10.351cm">
            <text:p/>
          </draw:line>
          <draw:line draw:style-name="gr2" draw:text-style-name="P2" draw:layer="layout" svg:x1="19.411cm" svg:y1="10.351cm" svg:x2="20.726cm" svg:y2="10.351cm">
            <text:p/>
          </draw:line>
          <draw:line draw:style-name="gr2" draw:text-style-name="P2" draw:layer="layout" svg:x1="19.411cm" svg:y1="10.938cm" svg:x2="20.726cm" svg:y2="10.938cm">
            <text:p/>
          </draw:line>
          <draw:line draw:style-name="gr2" draw:text-style-name="P2" draw:layer="layout" svg:x1="20.06cm" svg:y1="11.732cm" svg:x2="20.07cm" svg:y2="10.934cm">
            <text:p/>
          </draw:line>
          <draw:line draw:style-name="gr2" draw:text-style-name="P2" draw:layer="layout" svg:x1="20.06cm" svg:y1="10.363cm" svg:x2="20.07cm" svg:y2="9.565cm">
            <text:p/>
          </draw:line>
        </draw:g>
        <draw:g xml:id="id1" draw:id="id1">
          <draw:custom-shape draw:style-name="gr3" draw:text-style-name="P3" draw:layer="layout" svg:width="0.606cm" svg:height="1.992cm" draw:transform="rotate (1.5707963267949) translate (21.412cm 7.378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1.418cm" svg:y1="7.071cm" svg:x2="20.497cm" svg:y2="7.059cm">
            <text:p/>
          </draw:line>
          <draw:line draw:style-name="gr2" draw:text-style-name="P2" draw:layer="layout" svg:x1="24.356cm" svg:y1="7.071cm" svg:x2="23.435cm" svg:y2="7.059cm">
            <text:p/>
          </draw:line>
        </draw:g>
        <draw:g xml:id="id2" draw:id="id2">
          <draw:custom-shape draw:style-name="gr4" draw:text-style-name="P3" draw:layer="layout" svg:width="1.155cm" svg:height="1.157cm" draw:transform="skewX (-0.000872664625997165) rotate (-3.1396727914126) translate (25.894cm 9.1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912cm" svg:y1="9.159cm" svg:x2="24.656cm" svg:y2="9.157cm">
            <text:p/>
          </draw:line>
        </draw:g>
        <draw:g xml:id="id3" draw:id="id3">
          <draw:custom-shape draw:style-name="gr5" draw:text-style-name="P3" draw:layer="layout" svg:width="1.157cm" svg:height="1.156cm" draw:transform="skewX (0.000872664625997165) rotate (-3.1396727914126) translate (25.937cm 11.7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956cm" svg:y1="11.758cm" svg:x2="24.7cm" svg:y2="11.756cm">
            <text:p/>
          </draw:line>
        </draw:g>
        <draw:g xml:id="id4" draw:id="id4">
          <draw:custom-shape draw:style-name="gr5" draw:text-style-name="P3" draw:layer="layout" svg:width="1.157cm" svg:height="1.157cm" draw:transform="skewX (0.00174532925199433) rotate (-3.1396727914126) translate (25.927cm 14.6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956cm" svg:y1="14.659cm" svg:x2="24.7cm" svg:y2="14.657cm">
            <text:p/>
          </draw:line>
        </draw:g>
        <draw:connector draw:style-name="gr6" draw:text-style-name="P3" draw:layer="layout" svg:x1="24.356cm" svg:y1="7.075cm" svg:x2="25.284cm" svg:y2="7.978cm" draw:start-shape="id1" draw:start-glue-point="1" draw:end-shape="id2" draw:end-glue-point="0" svg:d="M24356 7075h928v903" svg:viewBox="0 0 929 904">
          <text:p/>
        </draw:connector>
        <draw:connector draw:style-name="gr6" draw:text-style-name="P3" draw:layer="layout" svg:x1="25.284cm" svg:y1="9.159cm" svg:x2="25.328cm" svg:y2="10.578cm" draw:start-shape="id2" draw:start-glue-point="2" draw:end-shape="id3" draw:end-glue-point="0" svg:d="M25284 9159v734h44v685" svg:viewBox="0 0 45 1420">
          <text:p/>
        </draw:connector>
        <draw:connector draw:style-name="gr6" draw:text-style-name="P3" draw:layer="layout" svg:x1="25.328cm" svg:y1="11.758cm" svg:x2="25.328cm" svg:y2="13.478cm" draw:start-shape="id3" draw:start-glue-point="2" draw:end-shape="id4" draw:end-glue-point="0" svg:d="M25328 11758v1720" svg:viewBox="0 0 1 1721">
          <text:p/>
        </draw:connector>
        <draw:g xml:id="id10" draw:id="id10">
          <draw:line draw:style-name="gr2" draw:text-style-name="P2" draw:layer="layout" svg:x1="9.999cm" svg:y1="16.825cm" svg:x2="7.9cm" svg:y2="16.841cm">
            <text:p/>
          </draw:line>
          <draw:line draw:style-name="gr2" draw:text-style-name="P2" draw:layer="layout" svg:x1="10cm" svg:y1="16.816cm" svg:x2="7.901cm" svg:y2="16.832cm">
            <text:p/>
          </draw:line>
          <draw:line draw:style-name="gr2" draw:text-style-name="P2" draw:layer="layout" svg:x1="8.473cm" svg:y1="17.189cm" svg:x2="9.516cm" svg:y2="17.189cm">
            <text:p/>
          </draw:line>
          <draw:line draw:style-name="gr2" draw:text-style-name="P2" draw:layer="layout" svg:x1="8.755cm" svg:y1="17.5cm" svg:x2="9.256cm" svg:y2="17.5cm">
            <text:p/>
          </draw:line>
          <draw:line draw:style-name="gr2" draw:text-style-name="P2" draw:layer="layout" svg:x1="8.977cm" svg:y1="16.803cm" svg:x2="8.985cm" svg:y2="16cm">
            <text:p/>
          </draw:line>
        </draw:g>
        <draw:frame draw:style-name="gr7" draw:text-style-name="P4" draw:layer="layout" svg:width="0.5cm" svg:height="0.962cm" svg:x="4cm" svg:y="8.4cm">
          <draw:text-box>
            <text:p>1</text:p>
          </draw:text-box>
        </draw:frame>
        <draw:frame draw:style-name="gr7" draw:text-style-name="P4" draw:layer="layout" svg:width="0.6cm" svg:height="0.962cm" svg:x="7.2cm" svg:y="7.838cm">
          <draw:text-box>
            <text:p>3</text:p>
          </draw:text-box>
        </draw:frame>
        <draw:frame draw:style-name="gr8" draw:text-style-name="P4" draw:layer="layout" svg:width="0.8cm" svg:height="1cm" svg:x="25.221cm" svg:y="6.882cm">
          <draw:text-box>
            <text:p>8</text:p>
          </draw:text-box>
        </draw:frame>
        <draw:frame draw:style-name="gr9" draw:text-style-name="P4" draw:layer="layout" svg:width="0.8cm" svg:height="1.1cm" svg:x="25.4cm" svg:y="9.7cm">
          <draw:text-box>
            <text:p>9</text:p>
          </draw:text-box>
        </draw:frame>
        <draw:g xml:id="id6" draw:id="id6">
          <draw:custom-shape draw:style-name="gr10" draw:text-style-name="P3" draw:layer="layout" svg:width="1.3cm" svg:height="2cm" svg:x="5cm" svg:y="10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2" draw:layer="layout" svg:x1="5.648cm" svg:y1="10.581cm" svg:x2="5.648cm" svg:y2="11.564cm">
            <text:p/>
          </draw:line>
        </draw:g>
        <draw:custom-shape draw:style-name="gr12" draw:text-style-name="P1" xml:id="id8" draw:id="id8" draw:layer="layout" svg:width="1.2cm" svg:height="1.973cm" svg:x="7.4cm" svg:y="9.127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3.025cm" svg:y1="11.792cm" svg:x2="5.65cm" svg:y2="12cm" draw:start-shape="id5" draw:start-glue-point="8" draw:end-shape="id6" draw:end-glue-point="2" svg:d="M3025 11792v710h2625v-502" svg:viewBox="0 0 2626 711">
          <text:p/>
        </draw:connector>
        <draw:connector draw:style-name="gr6" draw:text-style-name="P3" draw:layer="layout" svg:x1="3.025cm" svg:y1="10.59cm" svg:x2="5.65cm" svg:y2="10cm" draw:start-shape="id5" draw:start-glue-point="4" draw:end-shape="id6" draw:end-glue-point="0" svg:d="M3025 10590v-1091h2625v501" svg:viewBox="0 0 2626 1092">
          <text:p/>
        </draw:connector>
        <draw:g>
          <draw:line draw:style-name="gr2" draw:text-style-name="P2" draw:layer="layout" svg:x1="5.299cm" svg:y1="13.325cm" svg:x2="3.2cm" svg:y2="13.341cm">
            <text:p/>
          </draw:line>
          <draw:line draw:style-name="gr2" draw:text-style-name="P2" draw:layer="layout" svg:x1="5.3cm" svg:y1="13.316cm" svg:x2="3.201cm" svg:y2="13.332cm">
            <text:p/>
          </draw:line>
          <draw:line draw:style-name="gr2" draw:text-style-name="P2" draw:layer="layout" svg:x1="3.773cm" svg:y1="13.689cm" svg:x2="4.816cm" svg:y2="13.689cm">
            <text:p/>
          </draw:line>
          <draw:line draw:style-name="gr2" draw:text-style-name="P2" draw:layer="layout" svg:x1="4.055cm" svg:y1="14cm" svg:x2="4.556cm" svg:y2="14cm">
            <text:p/>
          </draw:line>
          <draw:line draw:style-name="gr2" draw:text-style-name="P2" draw:layer="layout" svg:x1="4.277cm" svg:y1="13.303cm" svg:x2="4.285cm" svg:y2="12.5cm">
            <text:p/>
          </draw:line>
        </draw:g>
        <draw:custom-shape draw:style-name="gr1" draw:text-style-name="P1" xml:id="id7" draw:id="id7" draw:layer="layout" svg:width="1.203cm" svg:height="1.202cm" svg:x="7.397cm" svg:y="12.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7.999cm" svg:y1="12.1cm" svg:x2="8cm" svg:y2="11.1cm" draw:start-shape="id7" draw:start-glue-point="4" draw:end-shape="id8" draw:end-glue-point="6" svg:d="M7999 12100v-500h1v-500" svg:viewBox="0 0 2 1001">
          <text:p/>
        </draw:connector>
        <draw:frame draw:style-name="gr8" draw:text-style-name="P4" draw:layer="layout" svg:width="0.7cm" svg:height="1cm" svg:x="7.2cm" svg:y="11.1cm">
          <draw:text-box>
            <text:p>2</text:p>
          </draw:text-box>
        </draw:frame>
        <draw:frame draw:style-name="gr13" draw:text-style-name="P4" draw:layer="layout" svg:width="1.205cm" svg:height="0.962cm" svg:x="25.495cm" svg:y="12.5cm">
          <draw:text-box>
            <text:p>10</text:p>
          </draw:text-box>
        </draw:frame>
        <draw:connector draw:style-name="gr6" draw:text-style-name="P3" draw:layer="layout" svg:x1="25.328cm" svg:y1="14.659cm" svg:x2="20.068cm" svg:y2="11.732cm" draw:start-shape="id4" draw:start-glue-point="2" draw:end-shape="id9" draw:end-glue-point="2" svg:d="M25328 14659v550h-5260v-3477" svg:viewBox="0 0 5261 3478">
          <text:p/>
        </draw:connector>
        <draw:connector draw:style-name="gr6" draw:text-style-name="P3" draw:layer="layout" draw:line-skew="1.334cm" svg:x1="20.068cm" svg:y1="11.732cm" svg:x2="8.95cm" svg:y2="16cm" draw:start-shape="id9" draw:start-glue-point="2" draw:end-shape="id10" draw:end-glue-point="0" svg:d="M20068 11732v3468h-11118v800" svg:viewBox="0 0 11119 4269">
          <text:p/>
        </draw:connector>
        <draw:g>
          <draw:custom-shape draw:style-name="gr14" draw:text-style-name="P3" draw:layer="layout" svg:width="1.288cm" svg:height="1.288cm" draw:transform="skewX (-0.000698131700797754) rotate (0.720297382298062) translate (11.099cm 7.0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1.943cm" svg:y1="6.2cm" svg:x2="12.995cm" svg:y2="7.123cm">
            <text:p/>
          </draw:line>
        </draw:g>
        <draw:g>
          <draw:custom-shape draw:style-name="gr14" draw:text-style-name="P3" draw:layer="layout" svg:width="1.288cm" svg:height="1.289cm" draw:transform="skewX (-0.000698131700797745) rotate (2.35619449019234) translate (15.31cm 8.01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6.256cm" svg:y1="7.11cm" svg:x2="15.266cm" svg:y2="8.1cm">
            <text:p/>
          </draw:line>
        </draw:g>
        <draw:g>
          <draw:custom-shape draw:style-name="gr14" draw:text-style-name="P3" draw:layer="layout" svg:width="1.288cm" svg:height="1.289cm" draw:transform="skewX (-0.000698131700797745) rotate (2.35619449019235) translate (12.11cm 10.72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3.056cm" svg:y1="9.811cm" svg:x2="12.066cm" svg:y2="10.801cm">
            <text:p/>
          </draw:line>
        </draw:g>
        <draw:g>
          <draw:custom-shape draw:style-name="gr14" draw:text-style-name="P3" draw:layer="layout" svg:width="1.287cm" svg:height="1.289cm" draw:transform="skewX (-0.000698131700797797) rotate (0.756774763664742) translate (14.498cm 9.61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5.382cm" svg:y1="8.7cm" svg:x2="16.4cm" svg:y2="9.661cm">
            <text:p/>
          </draw:line>
        </draw:g>
        <draw:frame draw:style-name="gr9" draw:text-style-name="P4" draw:layer="layout" svg:width="0.7cm" svg:height="1.1cm" svg:x="13.4cm" svg:y="4.6cm">
          <draw:text-box>
            <text:p>4</text:p>
          </draw:text-box>
        </draw:frame>
        <draw:frame draw:style-name="gr15" draw:text-style-name="P4" draw:layer="layout" svg:width="1.1cm" svg:height="1.362cm" svg:x="10.031cm" svg:y="7.669cm">
          <draw:text-box>
            <text:p>5</text:p>
          </draw:text-box>
        </draw:frame>
        <draw:connector draw:style-name="gr6" draw:text-style-name="P3" draw:layer="layout" draw:line-skew="-1.5cm" svg:x1="8cm" svg:y1="9.127cm" svg:x2="13.738cm" svg:y2="5.775cm" draw:start-shape="id8" draw:start-glue-point="4" svg:d="M8000 9127v-3427h5738v75" svg:viewBox="0 0 5739 3428">
          <text:p/>
        </draw:connector>
        <draw:line draw:style-name="gr16" draw:text-style-name="P5" draw:layer="layout" svg:x1="13.7cm" svg:y1="5.8cm" svg:x2="12.6cm" svg:y2="6.7cm">
          <text:p/>
        </draw:line>
        <draw:line draw:style-name="gr16" draw:text-style-name="P5" draw:layer="layout" svg:x1="11.6cm" svg:y1="7.7cm" svg:x2="10.7cm" svg:y2="8.7cm">
          <text:p/>
        </draw:line>
        <draw:line draw:style-name="gr16" draw:text-style-name="P5" draw:layer="layout" svg:x1="11.7cm" svg:y1="9.4cm" svg:x2="10.8cm" svg:y2="8.7cm">
          <text:p/>
        </draw:line>
        <draw:line draw:style-name="gr16" draw:text-style-name="P5" draw:layer="layout" svg:x1="12.6cm" svg:y1="10.4cm" svg:x2="13.8cm" svg:y2="11.3cm">
          <text:p/>
        </draw:line>
        <draw:line draw:style-name="gr16" draw:text-style-name="P5" draw:layer="layout" svg:x1="15cm" svg:y1="10.2cm" svg:x2="13.8cm" svg:y2="11.3cm">
          <text:p/>
        </draw:line>
        <draw:line draw:style-name="gr16" draw:text-style-name="P5" draw:layer="layout" svg:x1="14.9cm" svg:y1="6.7cm" svg:x2="13.7cm" svg:y2="5.8cm">
          <text:p/>
        </draw:line>
        <draw:line draw:style-name="gr16" draw:text-style-name="P5" draw:layer="layout" svg:x1="15.8cm" svg:y1="7.7cm" svg:x2="16.9cm" svg:y2="8.7cm">
          <text:p/>
        </draw:line>
        <draw:line draw:style-name="gr16" draw:text-style-name="P5" draw:layer="layout" svg:x1="16cm" svg:y1="9.3cm" svg:x2="16.8cm" svg:y2="8.7cm">
          <text:p/>
        </draw:line>
        <draw:custom-shape draw:style-name="gr17" draw:text-style-name="P3" draw:layer="layout" svg:width="0.234cm" svg:height="0.258cm" svg:x="13.586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1" draw:id="id11" draw:layer="layout" svg:width="0.234cm" svg:height="0.258cm" svg:x="16.687cm" svg:y="8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3" draw:id="id13" draw:layer="layout" svg:width="0.234cm" svg:height="0.258cm" svg:x="13.687cm" svg:y="11.1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3" xml:id="id12" draw:id="id12" draw:layer="layout" svg:width="0.234cm" svg:height="0.258cm" svg:x="10.687cm" svg:y="8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0.085cm" svg:x1="16.887cm" svg:y1="8.735cm" svg:x2="20.497cm" svg:y2="7.075cm" draw:start-shape="id11" draw:start-glue-point="9" draw:end-shape="id1" draw:end-glue-point="3" svg:d="M16887 8735h1713v-1660h1897" svg:viewBox="0 0 3611 1661">
          <text:p/>
        </draw:connector>
        <draw:connector draw:style-name="gr6" draw:text-style-name="P3" draw:layer="layout" draw:line-skew="0.053cm -1.247cm" svg:x1="20.497cm" svg:y1="7.075cm" svg:x2="20.068cm" svg:y2="9.565cm" draw:start-shape="id1" draw:start-glue-point="3" draw:end-shape="id9" draw:end-glue-point="0" svg:d="M20497 7075h-497v125h68v2365" svg:viewBox="0 0 498 2491">
          <text:p/>
        </draw:connector>
        <draw:connector draw:style-name="gr6" draw:text-style-name="P3" draw:layer="layout" svg:x1="10.721cm" svg:y1="8.735cm" svg:x2="8.95cm" svg:y2="16cm" draw:start-shape="id12" draw:start-glue-point="7" draw:end-shape="id10" draw:end-glue-point="0" svg:d="M10721 8735h-1771v7265" svg:viewBox="0 0 1772 7266">
          <text:p/>
        </draw:connector>
        <draw:connector draw:style-name="gr6" draw:text-style-name="P3" draw:layer="layout" svg:x1="13.721cm" svg:y1="11.151cm" svg:x2="7.999cm" svg:y2="13.302cm" draw:start-shape="id13" draw:start-glue-point="5" draw:end-shape="id7" draw:end-glue-point="8" svg:d="M13721 11151h-2577v2653h-3145v-502" svg:viewBox="0 0 5723 2654">
          <text:p/>
        </draw:connector>
        <draw:frame draw:style-name="gr15" draw:text-style-name="P4" draw:layer="layout" svg:width="1.1cm" svg:height="1.362cm" svg:x="16.631cm" svg:y="7.469cm">
          <draw:text-box>
            <text:p>7</text:p>
          </draw:text-box>
        </draw:frame>
        <draw:frame draw:style-name="gr15" draw:text-style-name="P4" draw:layer="layout" svg:width="1.1cm" svg:height="1.362cm" svg:x="13.431cm" svg:y="11.469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5T15:52:18.609602842</dc:date>
    <meta:editing-duration>PT20H51M7S</meta:editing-duration>
    <meta:editing-cycles>14</meta:editing-cycles>
    <meta:generator>LibreOffice/6.4.7.2$Linux_X86_64 LibreOffice_project/40$Build-2</meta:generator>
    <meta:document-statistic meta:object-count="84"/>
  </office:meta>
</office:document-meta>
</file>